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name-asian="Liberation Serif" style:font-size-asian="10.5pt" style:font-size-complex="12pt"/>
    </style:style>
    <style:style style:name="P2" style:family="paragraph" style:parent-style-name="Text_20_body">
      <style:text-properties fo:font-size="12pt" officeooo:paragraph-rsid="000b54ac" style:font-name-asian="Liberation Serif" style:font-size-asian="10.5pt" style:font-size-complex="12pt"/>
    </style:style>
    <style:style style:name="P3" style:family="paragraph" style:parent-style-name="Text_20_body">
      <style:text-properties fo:font-size="12pt" officeooo:rsid="000f2a8c" officeooo:paragraph-rsid="000f2a8c" style:font-name-asian="Liberation Serif" style:font-size-asian="10.5pt" style:font-size-complex="12pt"/>
    </style:style>
    <style:style style:name="P4" style:family="paragraph" style:parent-style-name="Text_20_body">
      <style:text-properties fo:font-size="12pt" officeooo:rsid="000f2a8c" officeooo:paragraph-rsid="00250b8e" style:font-name-asian="Liberation Serif" style:font-size-asian="10.5pt" style:font-size-complex="12pt"/>
    </style:style>
    <style:style style:name="P5" style:family="paragraph" style:parent-style-name="Text_20_body">
      <style:text-properties fo:font-size="12pt" officeooo:rsid="00131b27" officeooo:paragraph-rsid="00131b27" style:font-name-asian="Liberation Serif" style:font-size-asian="10.5pt" style:font-size-complex="12pt"/>
    </style:style>
    <style:style style:name="P6" style:family="paragraph" style:parent-style-name="Text_20_body">
      <style:text-properties fo:font-size="12pt" officeooo:rsid="00137c5b" officeooo:paragraph-rsid="00137c5b" style:font-name-asian="Liberation Serif" style:font-size-asian="10.5pt" style:font-size-complex="12pt"/>
    </style:style>
    <style:style style:name="P7" style:family="paragraph" style:parent-style-name="Text_20_body">
      <style:text-properties fo:font-size="12pt" officeooo:rsid="0015bcd3" officeooo:paragraph-rsid="0015bcd3" style:font-name-asian="Liberation Serif" style:font-size-asian="10.5pt" style:font-size-complex="12pt"/>
    </style:style>
    <style:style style:name="P8" style:family="paragraph" style:parent-style-name="Text_20_body">
      <style:text-properties fo:font-size="12pt" officeooo:rsid="001aee90" officeooo:paragraph-rsid="001aee90" style:font-name-asian="Liberation Serif" style:font-size-asian="10.5pt" style:font-size-complex="12pt"/>
    </style:style>
    <style:style style:name="P9" style:family="paragraph" style:parent-style-name="Text_20_body">
      <style:text-properties fo:font-size="12pt" officeooo:rsid="00215c4a" officeooo:paragraph-rsid="00215c4a" style:font-name-asian="Liberation Serif" style:font-size-asian="10.5pt" style:font-size-complex="12pt"/>
    </style:style>
    <style:style style:name="P10" style:family="paragraph" style:parent-style-name="Text_20_body">
      <style:text-properties fo:font-size="12pt" officeooo:rsid="0023d63e" officeooo:paragraph-rsid="0023d63e" style:font-name-asian="Liberation Serif" style:font-size-asian="10.5pt" style:font-size-complex="12pt"/>
    </style:style>
    <style:style style:name="P11" style:family="paragraph" style:parent-style-name="Text_20_body">
      <style:text-properties fo:font-size="12pt" officeooo:rsid="0027993a" officeooo:paragraph-rsid="0027993a" style:font-name-asian="Liberation Serif" style:font-size-asian="10.5pt" style:font-size-complex="12pt"/>
    </style:style>
    <style:style style:name="P12" style:family="paragraph" style:parent-style-name="Text_20_body">
      <style:text-properties fo:font-size="12pt" officeooo:paragraph-rsid="002c20fa" style:font-name-asian="Liberation Serif" style:font-size-asian="10.5pt" style:font-size-complex="12pt"/>
    </style:style>
    <style:style style:name="P13" style:family="paragraph" style:parent-style-name="Text_20_body">
      <style:text-properties fo:font-size="12pt" officeooo:paragraph-rsid="00329085" style:font-name-asian="Liberation Serif" style:font-size-asian="10.5pt" style:font-size-complex="12pt"/>
    </style:style>
    <style:style style:name="P14" style:family="paragraph" style:parent-style-name="Text_20_body">
      <style:paragraph-properties fo:background-color="#eeeeee">
        <style:background-image/>
      </style:paragraph-properties>
      <style:text-properties fo:font-size="12pt" officeooo:rsid="000dde9b" officeooo:paragraph-rsid="000dde9b" style:font-name-asian="Liberation Serif" style:font-size-asian="10.5pt" style:font-size-complex="12pt"/>
    </style:style>
    <style:style style:name="P15" style:family="paragraph" style:parent-style-name="Text_20_body">
      <style:paragraph-properties fo:background-color="#eeeeee">
        <style:tab-stops/>
        <style:background-image/>
      </style:paragraph-properties>
      <style:text-properties fo:font-size="12pt" officeooo:rsid="001341f9" officeooo:paragraph-rsid="001341f9" style:font-name-asian="Liberation Serif" style:font-size-asian="10.5pt" style:font-size-complex="12pt"/>
    </style:style>
    <style:style style:name="P16" style:family="paragraph" style:parent-style-name="Text_20_body">
      <style:paragraph-properties fo:background-color="#eeeeee">
        <style:background-image/>
      </style:paragraph-properties>
      <style:text-properties fo:font-size="12pt" officeooo:rsid="0013bf57" officeooo:paragraph-rsid="0013bf57" style:font-name-asian="Liberation Serif" style:font-size-asian="10.5pt" style:font-size-complex="12pt"/>
    </style:style>
    <style:style style:name="P17" style:family="paragraph" style:parent-style-name="Text_20_body">
      <style:paragraph-properties fo:background-color="#eeeeee">
        <style:background-image/>
      </style:paragraph-properties>
      <style:text-properties fo:font-size="12pt" officeooo:rsid="00179940" officeooo:paragraph-rsid="00179940" style:font-name-asian="Liberation Serif" style:font-size-asian="10.5pt" style:font-size-complex="12pt"/>
    </style:style>
    <style:style style:name="P18" style:family="paragraph" style:parent-style-name="Text_20_body">
      <style:paragraph-properties fo:background-color="#eeeeee">
        <style:background-image/>
      </style:paragraph-properties>
      <style:text-properties fo:font-size="12pt" officeooo:rsid="0020d03d" officeooo:paragraph-rsid="0020d03d" style:font-name-asian="Liberation Serif" style:font-size-asian="10.5pt" style:font-size-complex="12pt"/>
    </style:style>
    <style:style style:name="P19" style:family="paragraph" style:parent-style-name="Text_20_body">
      <style:paragraph-properties fo:background-color="#eeeeee">
        <style:background-image/>
      </style:paragraph-properties>
      <style:text-properties fo:font-size="12pt" officeooo:rsid="0021efed" officeooo:paragraph-rsid="0021efed" style:font-name-asian="Liberation Serif" style:font-size-asian="10.5pt" style:font-size-complex="12pt"/>
    </style:style>
    <style:style style:name="P20" style:family="paragraph" style:parent-style-name="Text_20_body">
      <style:paragraph-properties fo:background-color="#eeeeee">
        <style:background-image/>
      </style:paragraph-properties>
      <style:text-properties fo:font-size="12pt" officeooo:rsid="0023d63e" officeooo:paragraph-rsid="0023d63e" style:font-name-asian="Liberation Serif" style:font-size-asian="10.5pt" style:font-size-complex="12pt"/>
    </style:style>
    <style:style style:name="P21" style:family="paragraph" style:parent-style-name="Text_20_body">
      <style:paragraph-properties fo:background-color="#eeeeee">
        <style:background-image/>
      </style:paragraph-properties>
      <style:text-properties fo:font-size="12pt" officeooo:rsid="0027993a" officeooo:paragraph-rsid="0027993a" style:font-name-asian="Liberation Serif" style:font-size-asian="10.5pt" style:font-size-complex="12pt"/>
    </style:style>
    <style:style style:name="P22" style:family="paragraph" style:parent-style-name="Text_20_body">
      <style:paragraph-properties fo:background-color="#eeeeee">
        <style:background-image/>
      </style:paragraph-properties>
      <style:text-properties fo:font-size="12pt" officeooo:rsid="002a1860" officeooo:paragraph-rsid="002a1860" style:font-name-asian="Liberation Serif" style:font-size-asian="10.5pt" style:font-size-complex="12pt"/>
    </style:style>
    <style:style style:name="P23" style:family="paragraph" style:parent-style-name="Text_20_body">
      <style:paragraph-properties fo:background-color="#eeeeee">
        <style:background-image/>
      </style:paragraph-properties>
      <style:text-properties fo:font-size="12pt" officeooo:rsid="002a565b" officeooo:paragraph-rsid="002a565b" style:font-name-asian="Liberation Serif" style:font-size-asian="10.5pt" style:font-size-complex="12pt"/>
    </style:style>
    <style:style style:name="T1" style:family="text">
      <style:text-properties officeooo:rsid="000a52ce"/>
    </style:style>
    <style:style style:name="T2" style:family="text">
      <style:text-properties officeooo:rsid="001dd486"/>
    </style:style>
    <style:style style:name="T3" style:family="text">
      <style:text-properties officeooo:rsid="002f0d3f"/>
    </style:style>
    <style:style style:name="T4" style:family="text">
      <style:text-properties officeooo:rsid="003024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在C语言中，我们经常会用到字符串处理的几个函数，如<text:span text:style-name="T1">strcat、strcmp、strcpy等，那么这些函数是怎么实现的呢？</text:span></text:p>
      <text:p text:style-name="P2"><text:span text:style-name="T1">strcat——</text:span></text:p>
      <text:p text:style-name="P14">char* strcat(char *dest, const char *src);</text:p>
      <text:p text:style-name="P3">字符串拼接，把src追加到dest后面。</text:p>
      <text:p text:style-name="P5">测试用例：</text:p>
      <text:p text:style-name="P15">#include &lt;stdio.h&gt;</text:p>
      <text:p text:style-name="P15">#include &lt;string.h&gt;</text:p>
      <text:p text:style-name="P15"></text:p>
      <text:p text:style-name="P15">int main()</text:p>
      <text:p text:style-name="P15">{</text:p>
      <text:p text:style-name="P15"><text:tab/>char arr[20] = "apple";</text:p>
      <text:p text:style-name="P15"><text:tab/>const char *p = "pear";</text:p>
      <text:p text:style-name="P15"><text:tab/>char *p2 = strcat(arr, p);</text:p>
      <text:p text:style-name="P15"><text:tab/>printf("arr=%s,p=%s,p2=%s\n", arr, p, p2);//arr=applepear,p=pear,p2=applepear</text:p>
      <text:p text:style-name="P15"></text:p>
      <text:p text:style-name="P15"><text:tab/>return 0;</text:p>
      <text:p text:style-name="P15">}</text:p>
      <text:p text:style-name="P6">函数实现：</text:p>
      <text:p text:style-name="P16">char* strcat(char *dest, const char *src)</text:p>
      <text:p text:style-name="P16">{</text:p>
      <text:p text:style-name="P16"><text:s text:c="4"/>char *s1 = dest;</text:p>
      <text:p text:style-name="P16"><text:s text:c="4"/>const char *s2 = src;</text:p>
      <text:p text:style-name="P16"><text:s text:c="4"/>char c;</text:p>
      <text:p text:style-name="P16"></text:p>
      <text:p text:style-name="P16"><text:s text:c="4"/>/* Find the end of the string. */</text:p>
      <text:p text:style-name="P16"><text:s text:c="4"/>do</text:p>
      <text:p text:style-name="P16"><text:s text:c="8"/>c = *s1++;</text:p>
      <text:p text:style-name="P16"><text:s text:c="4"/>while (c != '\0');</text:p>
      <text:p text:style-name="P16"></text:p>
      <text:p text:style-name="P16"><text:s text:c="4"/>/* Make S1 point before the next character, so we can increment</text:p>
      <text:p text:style-name="P16"><text:s text:c="7"/>it while memory is read (wins on pipelined cpus). */</text:p>
      <text:p text:style-name="P16"><text:s text:c="4"/>s1 -= 2;</text:p>
      <text:p text:style-name="P16"></text:p>
      <text:p text:style-name="P16"><text:s text:c="4"/>do {</text:p>
      <text:p text:style-name="P16"><text:s text:c="8"/>c = *s2++;</text:p>
      <text:p text:style-name="P16"><text:s text:c="8"/>*++s1 = c;</text:p>
      <text:p text:style-name="P16"><text:soft-page-break/><text:s text:c="4"/>}</text:p>
      <text:p text:style-name="P16"><text:s text:c="4"/>while (c != '\0');</text:p>
      <text:p text:style-name="P16"></text:p>
      <text:p text:style-name="P16"><text:s text:c="4"/>return dest;</text:p>
      <text:p text:style-name="P16">}</text:p>
      <text:p text:style-name="P7">strcmp——</text:p>
      <text:p text:style-name="P17">int strcmp(const char *s1, const char *s2);</text:p>
      <text:p text:style-name="P8">字符串比较，逐个比较s<text:span text:style-name="T2">1和s2对应位置的字符。</text:span></text:p>
      <text:p text:style-name="P1">测试用例：</text:p>
      <text:p text:style-name="P18">#include &lt;stdio.h&gt;</text:p>
      <text:p text:style-name="P18">#include &lt;string.h&gt;</text:p>
      <text:p text:style-name="P18"/>
      <text:p text:style-name="P18">int main()</text:p>
      <text:p text:style-name="P18">{</text:p>
      <text:p text:style-name="P18"><text:tab/>const char *pc = "abc";</text:p>
      <text:p text:style-name="P18"><text:tab/>const char *pc2 = "abcdefg";</text:p>
      <text:p text:style-name="P18"><text:tab/>const char *pc3 = "abc";</text:p>
      <text:p text:style-name="P18"><text:tab/>printf("d:%d\n", 'd');</text:p>
      <text:p text:style-name="P18"><text:tab/>printf("strcmp(pc, pc2):%d\n", strcmp(pc, pc2));</text:p>
      <text:p text:style-name="P18"><text:tab/>printf("strcmp(pc2, pc):%d\n", strcmp(pc2, pc));</text:p>
      <text:p text:style-name="P18"><text:tab/>printf("strcmp(pc, pc3):%d\n", strcmp(pc, pc3));</text:p>
      <text:p text:style-name="P18"><text:tab/>//d:100</text:p>
      <text:p text:style-name="P18"><text:tab/>//strcmp(pc, pc2):-100</text:p>
      <text:p text:style-name="P18"><text:tab/>//strcmp(pc2, pc):100</text:p>
      <text:p text:style-name="P18"><text:tab/>//strcmp(pc, pc3):0</text:p>
      <text:p text:style-name="P18"/>
      <text:p text:style-name="P18"><text:tab/>return 0;</text:p>
      <text:p text:style-name="P18">}</text:p>
      <text:p text:style-name="P9">函数实现：</text:p>
      <text:p text:style-name="P19">int strcmp (const char *p1, const char *p2)</text:p>
      <text:p text:style-name="P19">{</text:p>
      <text:p text:style-name="P19"><text:s text:c="4"/>const unsigned char *s1 = (const unsigned char*)p1;</text:p>
      <text:p text:style-name="P19"><text:s text:c="4"/>const unsigned char *s2 = (const unsigned char*)p2;</text:p>
      <text:p text:style-name="P19"><text:s text:c="4"/>unsigned char c1, c2;</text:p>
      <text:p text:style-name="P19"></text:p>
      <text:p text:style-name="P19"><text:s text:c="4"/>do {</text:p>
      <text:p text:style-name="P19"><text:s text:c="8"/>c1 = (unsigned char)*s1++;</text:p>
      <text:p text:style-name="P19"><text:soft-page-break/><text:s text:c="8"/>c2 = (unsigned char)*s2++;</text:p>
      <text:p text:style-name="P19"><text:s text:c="8"/>if (c1 == '\0')//如果c1 == '\0', 字符串末尾, 比较结束.</text:p>
      <text:p text:style-name="P19"><text:s text:c="12"/>return c1 - c2;</text:p>
      <text:p text:style-name="P19"><text:s text:c="4"/>}</text:p>
      <text:p text:style-name="P19"><text:s text:c="4"/>while (c1 == c2);//如果c2 == '\0' &amp;&amp; c1 != '\0'，比较也会结束.</text:p>
      <text:p text:style-name="P19"></text:p>
      <text:p text:style-name="P19"><text:s text:c="4"/>return c1 - c2;</text:p>
      <text:p text:style-name="P19">}</text:p>
      <text:p text:style-name="P10">strncat——</text:p>
      <text:p text:style-name="P20">char *strncat(char *dest, const char *src, size_t n);</text:p>
      <text:p text:style-name="P4">字符串拼接，把src追加到dest后面，最多追加n个字符。</text:p>
      <text:p text:style-name="P11">测试用例：</text:p>
      <text:p text:style-name="P22">#include &lt;stdio.h&gt;</text:p>
      <text:p text:style-name="P22">#include &lt;string.h&gt;</text:p>
      <text:p text:style-name="P22"></text:p>
      <text:p text:style-name="P22">int main()</text:p>
      <text:p text:style-name="P22">{</text:p>
      <text:p text:style-name="P22"><text:s text:c="4"/>char a[10] = "apple";</text:p>
      <text:p text:style-name="P22"><text:s text:c="4"/>const char *pt = "pear";</text:p>
      <text:p text:style-name="P22"><text:s text:c="4"/>char *pt2= strncat(a, pt, 2);</text:p>
      <text:p text:style-name="P22"><text:s text:c="4"/>printf("a=%s,pt=%s,pt2=%s\n", a, pt, pt2);//a=applepe,pt=pear,pt2=applepe</text:p>
      <text:p text:style-name="P22"><text:tab/></text:p>
      <text:p text:style-name="P22"><text:s text:c="4"/>return 0;</text:p>
      <text:p text:style-name="P22">}</text:p>
      <text:p text:style-name="P1">函数实现：</text:p>
      <text:p text:style-name="P23">char* strncat(char *s1, const char *s2, size_t n)</text:p>
      <text:p text:style-name="P23">{</text:p>
      <text:p text:style-name="P23"><text:s text:c="4"/>char c;</text:p>
      <text:p text:style-name="P23"><text:s text:c="4"/>char *s = s1;</text:p>
      <text:p text:style-name="P23"></text:p>
      <text:p text:style-name="P23"><text:s text:c="4"/>do</text:p>
      <text:p text:style-name="P23"><text:s text:c="8"/>c = *s1++;</text:p>
      <text:p text:style-name="P23"><text:s text:c="4"/>while (c != '\0');</text:p>
      <text:p text:style-name="P23"></text:p>
      <text:p text:style-name="P23"><text:s text:c="4"/>s1 -= 2;</text:p>
      <text:p text:style-name="P23"><text:s text:c="4"/>/* 上面的处理同strcat, 把指针移动到合适的位置,</text:p>
      <text:p text:style-name="P23"><text:s text:c="7"/>等待字符串的追加 <text:s/>*/</text:p>
      <text:p text:style-name="P23"><text:soft-page-break/></text:p>
      <text:p text:style-name="P23"><text:s text:c="4"/>/* 当n &gt;= 4时, n右移两位, 即除以4, 这样效率更高. */</text:p>
      <text:p text:style-name="P23"><text:s text:c="4"/>if (n &gt;= 4) {</text:p>
      <text:p text:style-name="P23"><text:s text:c="8"/>size_t n4 = n &gt;&gt; 2;</text:p>
      <text:p text:style-name="P23"><text:s text:c="8"/>do {</text:p>
      <text:p text:style-name="P23"><text:s text:c="12"/>c = *s2++;</text:p>
      <text:p text:style-name="P23"><text:s text:c="12"/>*++s1 = c;</text:p>
      <text:p text:style-name="P23"><text:s text:c="12"/>if (c == '\0')</text:p>
      <text:p text:style-name="P23"><text:s text:c="16"/>return s;</text:p>
      <text:p text:style-name="P23"><text:s text:c="12"/>c = *s2++;</text:p>
      <text:p text:style-name="P23"><text:s text:c="12"/>*++s1 = c;</text:p>
      <text:p text:style-name="P23"><text:s text:c="12"/>if (c == '\0')</text:p>
      <text:p text:style-name="P23"><text:s text:c="16"/>return s;</text:p>
      <text:p text:style-name="P23"><text:s text:c="12"/>c = *s2++;</text:p>
      <text:p text:style-name="P23"><text:s text:c="12"/>*++s1 = c;</text:p>
      <text:p text:style-name="P23"><text:s text:c="12"/>if (c == '\0')</text:p>
      <text:p text:style-name="P23"><text:s text:c="16"/>return s;</text:p>
      <text:p text:style-name="P23"><text:s text:c="12"/>c = *s2++;</text:p>
      <text:p text:style-name="P23"><text:s text:c="12"/>*++s1 = c;</text:p>
      <text:p text:style-name="P23"><text:s text:c="12"/>if (c == '\0')</text:p>
      <text:p text:style-name="P23"><text:s text:c="16"/>return s;</text:p>
      <text:p text:style-name="P23"><text:s text:c="8"/>}</text:p>
      <text:p text:style-name="P23"><text:s text:c="8"/>while (--n4 &gt; 0);</text:p>
      <text:p text:style-name="P23"><text:s text:c="8"/>n &amp;= 3;/* 相当于取n/4的余数, 位操作符的效率比+、-要高，比*、/更高. */</text:p>
      <text:p text:style-name="P23"><text:s text:c="4"/>}</text:p>
      <text:p text:style-name="P23"></text:p>
      <text:p text:style-name="P23"><text:s text:c="4"/>while (n &gt; 0) {</text:p>
      <text:p text:style-name="P23"><text:s text:c="8"/>c = *s2++;</text:p>
      <text:p text:style-name="P23"><text:s text:c="8"/>*++s1 = c;</text:p>
      <text:p text:style-name="P23"><text:s text:c="8"/>if (c == '\0')</text:p>
      <text:p text:style-name="P23"><text:s text:c="12"/>return s;</text:p>
      <text:p text:style-name="P23"><text:s text:c="8"/>n--;</text:p>
      <text:p text:style-name="P23"><text:s text:c="4"/>}</text:p>
      <text:p text:style-name="P23"></text:p>
      <text:p text:style-name="P23"><text:s text:c="4"/>if (c != '\0')</text:p>
      <text:p text:style-name="P23"><text:s text:c="8"/>*++s1 = '\0';</text:p>
      <text:p text:style-name="P23"></text:p>
      <text:p text:style-name="P23"><text:soft-page-break/><text:s text:c="4"/>return s;</text:p>
      <text:p text:style-name="P23">}</text:p>
      <text:p text:style-name="P13">除了上面提到的几个函数之外，<text:span text:style-name="T4">&lt;string.h&gt;/&lt;strings.h&gt;还提供了大量的字符串处理函数，可以在linux shell中“man 3 string”查看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14T08:29:43</meta:creation-date>
    <meta:generator>LibreOffice/4.2.8.2$Linux_X86_64 LibreOffice_project/420m0$Build-2</meta:generator>
    <dc:date>2015-11-26T16:53:56.501846752</dc:date>
    <meta:editing-duration>PT20H44M53S</meta:editing-duration>
    <meta:editing-cycles>48</meta:editing-cycles>
    <meta:document-statistic meta:table-count="0" meta:image-count="0" meta:object-count="0" meta:page-count="5" meta:paragraph-count="148" meta:word-count="681" meta:character-count="3089" meta:non-whitespace-character-count="2134"/>
  </office:meta>
</office:document-meta>
</file>